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8.5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Courier New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 style:data-style-name="N100">
      <style:text-properties style:font-name="Courier New"/>
      <style:map style:condition="is-true-formula(COUNTIF([.A$1];[.A$65502];[.A1])&gt;1)" style:apply-style-name="RED" style:base-cell-address="Sheet1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ext-properties style:font-name="Times New Roman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00000000-0000-1000-8000-00805f9b34fb</text:p>
          </table:table-cell>
          <table:table-cell table:style-name="ce5" office:value-type="string">
            <text:p>Base GUID</text:p>
          </table:table-cell>
          <table:table-cell table:style-name="ce5" table:formula="of:=IF(COUNTIF([.$A$1:.$A$9966];[.A1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1-0000-1000-8000-00805f9b34fb</text:p>
          </table:table-cell>
          <table:table-cell table:style-name="ce5" office:value-type="string">
            <text:p>Service Discovery Protocol (SDP)</text:p>
          </table:table-cell>
          <table:table-cell table:style-name="ce5" table:formula="of:=IF(COUNTIF([.$A$1:.$A$9966];[.A2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2-0000-1000-8000-00805f9b34fb</text:p>
          </table:table-cell>
          <table:table-cell table:style-name="ce5" office:value-type="string">
            <text:p>User Datagram Protocol (UDP)</text:p>
          </table:table-cell>
          <table:table-cell table:style-name="ce5" table:formula="of:=IF(COUNTIF([.$A$1:.$A$9966];[.A3])&gt;1;&quot;Duplicate&quot;;&quot;&quot;)">
            <text:p/>
          </table:table-cell>
        </table:table-row>
        <table:table-row table:style-name="ro2">
          <table:table-cell table:style-name="ce1" office:value-type="string">
            <text:p>00000003-0000-1000-8000-00805f9b34fb</text:p>
          </table:table-cell>
          <table:table-cell table:style-name="ce5" office:value-type="string">
            <text:p>Radio Frequency Communication Protocol (RFCOMM)</text:p>
          </table:table-cell>
          <table:table-cell table:style-name="ce5" table:formula="of:=IF(COUNTIF([.$A$1:.$A$9966];[.A4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4-0000-1000-8000-00805f9b34fb</text:p>
          </table:table-cell>
          <table:table-cell table:style-name="ce5" office:value-type="string">
            <text:p>TCP</text:p>
          </table:table-cell>
          <table:table-cell table:style-name="ce5" table:formula="of:=IF(COUNTIF([.$A$1:.$A$9966];[.A5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5-0000-1000-8000-00805f9b34fb</text:p>
          </table:table-cell>
          <table:table-cell table:style-name="ce5" office:value-type="string">
            <text:p>TCSBIN</text:p>
          </table:table-cell>
          <table:table-cell table:style-name="ce5" table:formula="of:=IF(COUNTIF([.$A$1:.$A$9966];[.A6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6-0000-1000-8000-00805f9b34fb</text:p>
          </table:table-cell>
          <table:table-cell table:style-name="ce5" office:value-type="string">
            <text:p>TCSAT</text:p>
          </table:table-cell>
          <table:table-cell table:style-name="ce5" table:formula="of:=IF(COUNTIF([.$A$1:.$A$9966];[.A7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8-0000-1000-8000-00805f9b34fb</text:p>
          </table:table-cell>
          <table:table-cell table:style-name="ce5" office:value-type="string">
            <text:p>Object Exchange Protocol (OBEX)</text:p>
          </table:table-cell>
          <table:table-cell table:style-name="ce5" table:formula="of:=IF(COUNTIF([.$A$1:.$A$9966];[.A8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9-0000-1000-8000-00805f9b34fb</text:p>
          </table:table-cell>
          <table:table-cell office:value-type="string">
            <text:p>IP</text:p>
          </table:table-cell>
          <table:table-cell table:style-name="ce5" table:formula="of:=IF(COUNTIF([.$A$1:.$A$9966];[.A9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a-0000-1000-8000-00805f9b34fb</text:p>
          </table:table-cell>
          <table:table-cell office:value-type="string">
            <text:p>FTP</text:p>
          </table:table-cell>
          <table:table-cell table:style-name="ce5" table:formula="of:=IF(COUNTIF([.$A$1:.$A$9966];[.A10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c-0000-1000-8000-00805f9b34fb</text:p>
          </table:table-cell>
          <table:table-cell office:value-type="string">
            <text:p>HTTP</text:p>
          </table:table-cell>
          <table:table-cell table:style-name="ce5" table:formula="of:=IF(COUNTIF([.$A$1:.$A$9966];[.A11])&gt;1;&quot;Duplicate&quot;;&quot;&quot;)">
            <text:p/>
          </table:table-cell>
        </table:table-row>
        <table:table-row table:style-name="ro1">
          <table:table-cell table:style-name="ce1" office:value-type="string">
            <text:p>0000000e-0000-1000-8000-00805f9b34fb</text:p>
          </table:table-cell>
          <table:table-cell office:value-type="string">
            <text:p>WSP</text:p>
          </table:table-cell>
          <table:table-cell table:style-name="ce5" table:formula="of:=IF(COUNTIF([.$A$1:.$A$9966];[.A12])&gt;1;&quot;Duplicate&quot;;&quot;&quot;)">
            <text:p/>
          </table:table-cell>
        </table:table-row>
        <table:table-row table:style-name="ro3">
          <table:table-cell office:value-type="string">
            <text:p>0000000f-0000-1000-8000-00805f9b34fb</text:p>
          </table:table-cell>
          <table:table-cell office:value-type="string">
            <text:p>BNEP_SVC</text:p>
          </table:table-cell>
          <table:table-cell table:style-name="ce5" table:formula="of:=IF(COUNTIF([.$A$1:.$A$9966];[.A13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0-0000-1000-8000-00805f9b34fb</text:p>
          </table:table-cell>
          <table:table-cell office:value-type="string">
            <text:p>UPNP</text:p>
          </table:table-cell>
          <table:table-cell table:style-name="ce5" table:formula="of:=IF(COUNTIF([.$A$1:.$A$9966];[.A14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1-0000-1000-8000-00805f9b34fb</text:p>
          </table:table-cell>
          <table:table-cell office:value-type="string">
            <text:p>HIDP</text:p>
          </table:table-cell>
          <table:table-cell table:style-name="ce5" table:formula="of:=IF(COUNTIF([.$A$1:.$A$9966];[.A15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2-0000-1000-8000-00805f9b34fb</text:p>
          </table:table-cell>
          <table:table-cell table:style-name="ce5" office:value-type="string">
            <text:p>Hardcopy Control Channel Protocol</text:p>
          </table:table-cell>
          <table:table-cell table:style-name="ce5" table:formula="of:=IF(COUNTIF([.$A$1:.$A$9966];[.A16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4-0000-1000-8000-00805f9b34fb</text:p>
          </table:table-cell>
          <table:table-cell table:style-name="ce5" office:value-type="string">
            <text:p>Hardcopy Data Channel Protocol</text:p>
          </table:table-cell>
          <table:table-cell table:style-name="ce5" table:formula="of:=IF(COUNTIF([.$A$1:.$A$9966];[.A17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6-0000-1000-8000-00805f9b34fb</text:p>
          </table:table-cell>
          <table:table-cell table:style-name="ce5" office:value-type="string">
            <text:p>Hardcopy Notification Protocol</text:p>
          </table:table-cell>
          <table:table-cell table:style-name="ce5" table:formula="of:=IF(COUNTIF([.$A$1:.$A$9966];[.A18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7-0000-1000-8000-00805f9b34fb</text:p>
          </table:table-cell>
          <table:table-cell table:style-name="ce5" office:value-type="string">
            <text:p>VCTP Protocol</text:p>
          </table:table-cell>
          <table:table-cell table:style-name="ce5" table:formula="of:=IF(COUNTIF([.$A$1:.$A$9966];[.A19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9-0000-1000-8000-00805f9b34fb</text:p>
          </table:table-cell>
          <table:table-cell table:style-name="ce5" office:value-type="string">
            <text:p>VDTP Protocol</text:p>
          </table:table-cell>
          <table:table-cell table:style-name="ce5" table:formula="of:=IF(COUNTIF([.$A$1:.$A$9966];[.A20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b-0000-1000-8000-00805f9b34fb</text:p>
          </table:table-cell>
          <table:table-cell table:style-name="ce5" office:value-type="string">
            <text:p>CMPT Protocol</text:p>
          </table:table-cell>
          <table:table-cell table:style-name="ce5" table:formula="of:=IF(COUNTIF([.$A$1:.$A$9966];[.A21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d-0000-1000-8000-00805f9b34fb</text:p>
          </table:table-cell>
          <table:table-cell table:style-name="ce5" office:value-type="string">
            <text:p>UDI C Plane Protocol</text:p>
          </table:table-cell>
          <table:table-cell table:style-name="ce5" table:formula="of:=IF(COUNTIF([.$A$1:.$A$9966];[.A22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e-0000-1000-8000-00805f9b34fb</text:p>
          </table:table-cell>
          <table:table-cell table:style-name="ce5" office:value-type="string">
            <text:p>MCAP Control Channel</text:p>
          </table:table-cell>
          <table:table-cell table:style-name="ce5" table:formula="of:=IF(COUNTIF([.$A$1:.$A$9966];[.A23])&gt;1;&quot;Duplicate&quot;;&quot;&quot;)">
            <text:p/>
          </table:table-cell>
        </table:table-row>
        <table:table-row table:style-name="ro1">
          <table:table-cell table:style-name="ce1" office:value-type="string">
            <text:p>0000001f-0000-1000-8000-00805f9b34fb</text:p>
          </table:table-cell>
          <table:table-cell table:style-name="ce5" office:value-type="string">
            <text:p>MCAP Data Channel</text:p>
          </table:table-cell>
          <table:table-cell table:style-name="ce5" table:formula="of:=IF(COUNTIF([.$A$1:.$A$9966];[.A24])&gt;1;&quot;Duplicate&quot;;&quot;&quot;)">
            <text:p/>
          </table:table-cell>
        </table:table-row>
        <table:table-row table:style-name="ro1">
          <table:table-cell table:style-name="ce1" office:value-type="string">
            <text:p>00000100-0000-1000-8000-00805f9b34fb</text:p>
          </table:table-cell>
          <table:table-cell table:style-name="ce5" office:value-type="string">
            <text:p>L2CAP</text:p>
          </table:table-cell>
          <table:table-cell table:style-name="ce5" table:formula="of:=IF(COUNTIF([.$A$1:.$A$9966];[.A25])&gt;1;&quot;Duplicate&quot;;&quot;&quot;)">
            <text:p/>
          </table:table-cell>
        </table:table-row>
        <table:table-row table:style-name="ro3">
          <table:table-cell table:style-name="ce3" office:value-type="string">
            <text:p>00001000-0000-1000-8000-00805f9b34fb</text:p>
          </table:table-cell>
          <table:table-cell office:value-type="string">
            <text:p>Service Discovery Server</text:p>
          </table:table-cell>
          <table:table-cell table:style-name="ce5" table:formula="of:=IF(COUNTIF([.$A$1:.$A$9966];[.A26])&gt;1;&quot;Duplicate&quot;;&quot;&quot;)">
            <text:p/>
          </table:table-cell>
        </table:table-row>
        <table:table-row table:style-name="ro3">
          <table:table-cell table:style-name="ce3" office:value-type="string">
            <text:p>00001001-0000-1000-8000-00805f9b34fb</text:p>
          </table:table-cell>
          <table:table-cell office:value-type="string">
            <text:p>Browse Group Descriptor</text:p>
          </table:table-cell>
          <table:table-cell table:style-name="ce5" table:formula="of:=IF(COUNTIF([.$A$1:.$A$9966];[.A27])&gt;1;&quot;Duplicate&quot;;&quot;&quot;)">
            <text:p/>
          </table:table-cell>
        </table:table-row>
        <table:table-row table:style-name="ro3">
          <table:table-cell table:style-name="ce3" office:value-type="string">
            <text:p>00001002-0000-1000-8000-00805f9b34fb</text:p>
          </table:table-cell>
          <table:table-cell office:value-type="string">
            <text:p>Public Browse Group</text:p>
          </table:table-cell>
          <table:table-cell table:style-name="ce5" table:formula="of:=IF(COUNTIF([.$A$1:.$A$9966];[.A28])&gt;1;&quot;Duplicate&quot;;&quot;&quot;)">
            <text:p/>
          </table:table-cell>
        </table:table-row>
        <table:table-row table:style-name="ro3">
          <table:table-cell office:value-type="string">
            <text:p>00001101-0000-1000-8000-00805f9b34fb</text:p>
          </table:table-cell>
          <table:table-cell office:value-type="string">
            <text:p>SPP</text:p>
          </table:table-cell>
          <table:table-cell table:style-name="ce5" table:formula="of:=IF(COUNTIF([.$A$1:.$A$9966];[.A29])&gt;1;&quot;Duplicate&quot;;&quot;&quot;)">
            <text:p/>
          </table:table-cell>
        </table:table-row>
        <table:table-row table:style-name="ro3">
          <table:table-cell table:style-name="ce3" office:value-type="string">
            <text:p>00001102-0000-1000-8000-00805f9b34fb</text:p>
          </table:table-cell>
          <table:table-cell office:value-type="string">
            <text:p>LAN Access Using PPP</text:p>
          </table:table-cell>
          <table:table-cell table:style-name="ce5" table:formula="of:=IF(COUNTIF([.$A$1:.$A$9966];[.A30])&gt;1;&quot;Duplicate&quot;;&quot;&quot;)">
            <text:p/>
          </table:table-cell>
        </table:table-row>
        <table:table-row table:style-name="ro3">
          <table:table-cell office:value-type="string">
            <text:p>00001103-0000-1000-8000-00805f9b34fb</text:p>
          </table:table-cell>
          <table:table-cell office:value-type="string">
            <text:p>DUN_GW</text:p>
          </table:table-cell>
          <table:table-cell table:style-name="ce5" table:formula="of:=IF(COUNTIF([.$A$1:.$A$9966];[.A31])&gt;1;&quot;Duplicate&quot;;&quot;&quot;)">
            <text:p/>
          </table:table-cell>
        </table:table-row>
        <table:table-row table:style-name="ro3">
          <table:table-cell office:value-type="string">
            <text:p>00001104-0000-1000-8000-00805f9b34fb</text:p>
          </table:table-cell>
          <table:table-cell office:value-type="string">
            <text:p>OBEX_SYNC</text:p>
          </table:table-cell>
          <table:table-cell table:style-name="ce5" table:formula="of:=IF(COUNTIF([.$A$1:.$A$9966];[.A32])&gt;1;&quot;Duplicate&quot;;&quot;&quot;)">
            <text:p/>
          </table:table-cell>
        </table:table-row>
        <table:table-row table:style-name="ro1">
          <table:table-cell office:value-type="string">
            <text:p>00001105-0000-1000-8000-00805f9b34fb</text:p>
          </table:table-cell>
          <table:table-cell table:style-name="ce5" office:value-type="string">
            <text:p>OBEX Object Push</text:p>
          </table:table-cell>
          <table:table-cell table:style-name="ce5" table:formula="of:=IF(COUNTIF([.$A$1:.$A$9966];[.A33])&gt;1;&quot;Duplicate&quot;;&quot;&quot;)">
            <text:p/>
          </table:table-cell>
        </table:table-row>
        <table:table-row table:style-name="ro1">
          <table:table-cell office:value-type="string">
            <text:p>00001106-0000-1000-8000-00805f9b34fb</text:p>
          </table:table-cell>
          <table:table-cell table:style-name="ce5" office:value-type="string">
            <text:p>OBEX File Transfer</text:p>
          </table:table-cell>
          <table:table-cell table:style-name="ce5" table:formula="of:=IF(COUNTIF([.$A$1:.$A$9966];[.A34])&gt;1;&quot;Duplicate&quot;;&quot;&quot;)">
            <text:p/>
          </table:table-cell>
        </table:table-row>
        <table:table-row table:style-name="ro1">
          <table:table-cell table:style-name="ce3" office:value-type="string">
            <text:p>00001107-0000-1000-8000-00805f9b34fb</text:p>
          </table:table-cell>
          <table:table-cell office:value-type="string">
            <text:p>IrMC Sync Command</text:p>
          </table:table-cell>
          <table:table-cell table:style-name="ce5" table:formula="of:=IF(COUNTIF([.$A$1:.$A$9966];[.A35])&gt;1;&quot;Duplicate&quot;;&quot;&quot;)">
            <text:p/>
          </table:table-cell>
        </table:table-row>
        <table:table-row table:style-name="ro3">
          <table:table-cell office:value-type="string">
            <text:p>00001108-0000-1000-8000-00805f9b34fb</text:p>
          </table:table-cell>
          <table:table-cell office:value-type="string">
            <text:p>HSP_HS</text:p>
          </table:table-cell>
          <table:table-cell table:style-name="ce5" table:formula="of:=IF(COUNTIF([.$A$1:.$A$9966];[.A36])&gt;1;&quot;Duplicate&quot;;&quot;&quot;)">
            <text:p/>
          </table:table-cell>
        </table:table-row>
        <table:table-row table:style-name="ro3">
          <table:table-cell table:style-name="ce3" office:value-type="string">
            <text:p>00001109-0000-1000-8000-00805f9b34fb</text:p>
          </table:table-cell>
          <table:table-cell office:value-type="string">
            <text:p>Cordless Telephony</text:p>
          </table:table-cell>
          <table:table-cell table:style-name="ce5" table:formula="of:=IF(COUNTIF([.$A$1:.$A$9966];[.A37])&gt;1;&quot;Duplicate&quot;;&quot;&quot;)">
            <text:p/>
          </table:table-cell>
        </table:table-row>
        <table:table-row table:style-name="ro3">
          <table:table-cell office:value-type="string">
            <text:p>0000110a-0000-1000-8000-00805f9b34fb</text:p>
          </table:table-cell>
          <table:table-cell office:value-type="string">
            <text:p>Audio Source</text:p>
          </table:table-cell>
          <table:table-cell table:style-name="ce5" table:formula="of:=IF(COUNTIF([.$A$1:.$A$9966];[.A38])&gt;1;&quot;Duplicate&quot;;&quot;&quot;)">
            <text:p/>
          </table:table-cell>
        </table:table-row>
        <table:table-row table:style-name="ro3">
          <table:table-cell office:value-type="string">
            <text:p>0000110b-0000-1000-8000-00805f9b34fb</text:p>
          </table:table-cell>
          <table:table-cell office:value-type="string">
            <text:p>Audio Sink</text:p>
          </table:table-cell>
          <table:table-cell table:style-name="ce5" table:formula="of:=IF(COUNTIF([.$A$1:.$A$9966];[.A39])&gt;1;&quot;Duplicate&quot;;&quot;&quot;)">
            <text:p/>
          </table:table-cell>
        </table:table-row>
        <table:table-row table:style-name="ro3">
          <table:table-cell office:value-type="string">
            <text:p>0000110c-0000-1000-8000-00805f9b34fb</text:p>
          </table:table-cell>
          <table:table-cell office:value-type="string">
            <text:p>AV Remote Control Target</text:p>
          </table:table-cell>
          <table:table-cell table:style-name="ce5" table:formula="of:=IF(COUNTIF([.$A$1:.$A$9966];[.A40])&gt;1;&quot;Duplicate&quot;;&quot;&quot;)">
            <text:p/>
          </table:table-cell>
        </table:table-row>
        <table:table-row table:style-name="ro3">
          <table:table-cell office:value-type="string">
            <text:p>0000110d-0000-1000-8000-00805f9b34fb</text:p>
          </table:table-cell>
          <table:table-cell office:value-type="string">
            <text:p>ADVANCED_AUDIO</text:p>
          </table:table-cell>
          <table:table-cell table:style-name="ce5" table:formula="of:=IF(COUNTIF([.$A$1:.$A$9966];[.A41])&gt;1;&quot;Duplicate&quot;;&quot;&quot;)">
            <text:p/>
          </table:table-cell>
        </table:table-row>
        <table:table-row table:style-name="ro3">
          <table:table-cell office:value-type="string">
            <text:p>0000110e-0000-1000-8000-00805f9b34fb</text:p>
          </table:table-cell>
          <table:table-cell office:value-type="string">
            <text:p>AVRCP_REMOTE</text:p>
          </table:table-cell>
          <table:table-cell table:style-name="ce5" table:formula="of:=IF(COUNTIF([.$A$1:.$A$9966];[.A42])&gt;1;&quot;Duplicate&quot;;&quot;&quot;)">
            <text:p/>
          </table:table-cell>
        </table:table-row>
        <table:table-row table:style-name="ro3">
          <table:table-cell table:style-name="ce3" office:value-type="string">
            <text:p>0000110f-0000-1000-8000-00805f9b34fb</text:p>
          </table:table-cell>
          <table:table-cell office:value-type="string">
            <text:p>Video Conferencing</text:p>
          </table:table-cell>
          <table:table-cell table:style-name="ce5" table:formula="of:=IF(COUNTIF([.$A$1:.$A$9966];[.A43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0-0000-1000-8000-00805f9b34fb</text:p>
          </table:table-cell>
          <table:table-cell office:value-type="string">
            <text:p>Intercom</text:p>
          </table:table-cell>
          <table:table-cell table:style-name="ce5" table:formula="of:=IF(COUNTIF([.$A$1:.$A$9966];[.A44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1-0000-1000-8000-00805f9b34fb</text:p>
          </table:table-cell>
          <table:table-cell office:value-type="string">
            <text:p>FAX</text:p>
          </table:table-cell>
          <table:table-cell table:style-name="ce5" table:formula="of:=IF(COUNTIF([.$A$1:.$A$9966];[.A45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2-0000-1000-8000-00805f9b34fb</text:p>
          </table:table-cell>
          <table:table-cell office:value-type="string">
            <text:p>Headset Profile (HSP) - Audio Gateway</text:p>
          </table:table-cell>
          <table:table-cell table:style-name="ce5" table:formula="of:=IF(COUNTIF([.$A$1:.$A$9966];[.A46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3-0000-1000-8000-00805f9b34fb</text:p>
          </table:table-cell>
          <table:table-cell office:value-type="string">
            <text:p>WAP</text:p>
          </table:table-cell>
          <table:table-cell table:style-name="ce5" table:formula="of:=IF(COUNTIF([.$A$1:.$A$9966];[.A47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4-0000-1000-8000-00805f9b34fb</text:p>
          </table:table-cell>
          <table:table-cell office:value-type="string">
            <text:p>WAP Client</text:p>
          </table:table-cell>
          <table:table-cell table:style-name="ce5" table:formula="of:=IF(COUNTIF([.$A$1:.$A$9966];[.A48])&gt;1;&quot;Duplicate&quot;;&quot;&quot;)">
            <text:p/>
          </table:table-cell>
        </table:table-row>
        <table:table-row table:style-name="ro3">
          <table:table-cell office:value-type="string">
            <text:p>00001115-0000-1000-8000-00805f9b34fb</text:p>
          </table:table-cell>
          <table:table-cell office:value-type="string">
            <text:p>PANU</text:p>
          </table:table-cell>
          <table:table-cell table:style-name="ce5" table:formula="of:=IF(COUNTIF([.$A$1:.$A$9966];[.A49])&gt;1;&quot;Duplicate&quot;;&quot;&quot;)">
            <text:p/>
          </table:table-cell>
        </table:table-row>
        <table:table-row table:style-name="ro3">
          <table:table-cell office:value-type="string">
            <text:p>00001116-0000-1000-8000-00805f9b34fb</text:p>
          </table:table-cell>
          <table:table-cell office:value-type="string">
            <text:p>NAP</text:p>
          </table:table-cell>
          <table:table-cell table:style-name="ce5" table:formula="of:=IF(COUNTIF([.$A$1:.$A$9966];[.A50])&gt;1;&quot;Duplicate&quot;;&quot;&quot;)">
            <text:p/>
          </table:table-cell>
        </table:table-row>
        <table:table-row table:style-name="ro3">
          <table:table-cell office:value-type="string">
            <text:p>00001117-0000-1000-8000-00805f9b34fb</text:p>
          </table:table-cell>
          <table:table-cell office:value-type="string">
            <text:p>GN</text:p>
          </table:table-cell>
          <table:table-cell table:style-name="ce5" table:formula="of:=IF(COUNTIF([.$A$1:.$A$9966];[.A51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8-0000-1000-8000-00805f9b34fb</text:p>
          </table:table-cell>
          <table:table-cell office:value-type="string">
            <text:p>Direct Printing</text:p>
          </table:table-cell>
          <table:table-cell table:style-name="ce5" table:formula="of:=IF(COUNTIF([.$A$1:.$A$9966];[.A52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9-0000-1000-8000-00805f9b34fb</text:p>
          </table:table-cell>
          <table:table-cell office:value-type="string">
            <text:p>Reference Printing</text:p>
          </table:table-cell>
          <table:table-cell table:style-name="ce5" table:formula="of:=IF(COUNTIF([.$A$1:.$A$9966];[.A53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a-0000-1000-8000-00805f9b34fb</text:p>
          </table:table-cell>
          <table:table-cell office:value-type="string">
            <text:p>Imaging</text:p>
          </table:table-cell>
          <table:table-cell table:style-name="ce5" table:formula="of:=IF(COUNTIF([.$A$1:.$A$9966];[.A54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b-0000-1000-8000-00805f9b34fb</text:p>
          </table:table-cell>
          <table:table-cell office:value-type="string">
            <text:p>Imaging Responder</text:p>
          </table:table-cell>
          <table:table-cell table:style-name="ce5" table:formula="of:=IF(COUNTIF([.$A$1:.$A$9966];[.A55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c-0000-1000-8000-00805f9b34fb</text:p>
          </table:table-cell>
          <table:table-cell office:value-type="string">
            <text:p>Imaging Automatic Archive</text:p>
          </table:table-cell>
          <table:table-cell table:style-name="ce5" table:formula="of:=IF(COUNTIF([.$A$1:.$A$9966];[.A56])&gt;1;&quot;Duplicate&quot;;&quot;&quot;)">
            <text:p/>
          </table:table-cell>
        </table:table-row>
        <table:table-row table:style-name="ro3">
          <table:table-cell table:style-name="ce3" office:value-type="string">
            <text:p>0000111d-0000-1000-8000-00805f9b34fb</text:p>
          </table:table-cell>
          <table:table-cell office:value-type="string">
            <text:p>Imaging Reference Objects</text:p>
          </table:table-cell>
          <table:table-cell table:style-name="ce5" table:formula="of:=IF(COUNTIF([.$A$1:.$A$9966];[.A57])&gt;1;&quot;Duplicate&quot;;&quot;&quot;)">
            <text:p/>
          </table:table-cell>
        </table:table-row>
        <table:table-row table:style-name="ro3">
          <table:table-cell office:value-type="string">
            <text:p>0000111e-0000-1000-8000-00805f9b34fb</text:p>
          </table:table-cell>
          <table:table-cell office:value-type="string">
            <text:p>Hands Free Profile (HFP)</text:p>
          </table:table-cell>
          <table:table-cell table:style-name="ce5" table:formula="of:=IF(COUNTIF([.$A$1:.$A$9966];[.A58])&gt;1;&quot;Duplicate&quot;;&quot;&quot;)">
            <text:p/>
          </table:table-cell>
        </table:table-row>
        <table:table-row table:style-name="ro3">
          <table:table-cell office:value-type="string">
            <text:p>0000111f-0000-1000-8000-00805f9b34fb</text:p>
          </table:table-cell>
          <table:table-cell table:style-name="ce7" office:value-type="string">
            <text:p>Hands Free Profile (HFP) – Audio Gateway</text:p>
          </table:table-cell>
          <table:table-cell table:style-name="ce5" table:formula="of:=IF(COUNTIF([.$A$1:.$A$9966];[.A59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0-0000-1000-8000-00805f9b34fb</text:p>
          </table:table-cell>
          <table:table-cell office:value-type="string">
            <text:p>Direct Printing Reference Objects</text:p>
          </table:table-cell>
          <table:table-cell table:style-name="ce5" table:formula="of:=IF(COUNTIF([.$A$1:.$A$9966];[.A60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1-0000-1000-8000-00805f9b34fb</text:p>
          </table:table-cell>
          <table:table-cell office:value-type="string">
            <text:p>Reflected UI</text:p>
          </table:table-cell>
          <table:table-cell table:style-name="ce5" table:formula="of:=IF(COUNTIF([.$A$1:.$A$9966];[.A61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2-0000-1000-8000-00805f9b34fb</text:p>
          </table:table-cell>
          <table:table-cell office:value-type="string">
            <text:p>Basic Printing</text:p>
          </table:table-cell>
          <table:table-cell table:style-name="ce5" table:formula="of:=IF(COUNTIF([.$A$1:.$A$9966];[.A62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3-0000-1000-8000-00805f9b34fb</text:p>
          </table:table-cell>
          <table:table-cell office:value-type="string">
            <text:p>Printing Status</text:p>
          </table:table-cell>
          <table:table-cell table:style-name="ce5" table:formula="of:=IF(COUNTIF([.$A$1:.$A$9966];[.A63])&gt;1;&quot;Duplicate&quot;;&quot;&quot;)">
            <text:p/>
          </table:table-cell>
        </table:table-row>
        <table:table-row table:style-name="ro3">
          <table:table-cell office:value-type="string">
            <text:p>00001124-0000-1000-8000-00805f9b34fb</text:p>
          </table:table-cell>
          <table:table-cell office:value-type="string">
            <text:p>HID</text:p>
          </table:table-cell>
          <table:table-cell table:style-name="ce5" table:formula="of:=IF(COUNTIF([.$A$1:.$A$9966];[.A64])&gt;1;&quot;Duplicate&quot;;&quot;&quot;)">
            <text:p/>
          </table:table-cell>
        </table:table-row>
        <table:table-row table:style-name="ro1">
          <table:table-cell table:style-name="ce3" office:value-type="string">
            <text:p>00001125-0000-1000-8000-00805f9b34fb</text:p>
          </table:table-cell>
          <table:table-cell office:value-type="string">
            <text:p>Hardcopy Cable Replacement</text:p>
          </table:table-cell>
          <table:table-cell table:style-name="ce5" table:formula="of:=IF(COUNTIF([.$A$1:.$A$9966];[.A65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6-0000-1000-8000-00805f9b34fb</text:p>
          </table:table-cell>
          <table:table-cell office:value-type="string">
            <text:p>HCR Print</text:p>
          </table:table-cell>
          <table:table-cell table:style-name="ce5" table:formula="of:=IF(COUNTIF([.$A$1:.$A$9966];[.A66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7-0000-1000-8000-00805f9b34fb</text:p>
          </table:table-cell>
          <table:table-cell office:value-type="string">
            <text:p>HCR Scan</text:p>
          </table:table-cell>
          <table:table-cell table:style-name="ce5" table:formula="of:=IF(COUNTIF([.$A$1:.$A$9966];[.A67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8-0000-1000-8000-00805f9b34fb</text:p>
          </table:table-cell>
          <table:table-cell office:value-type="string">
            <text:p>Common ISDN Access</text:p>
          </table:table-cell>
          <table:table-cell table:style-name="ce5" table:formula="of:=IF(COUNTIF([.$A$1:.$A$9966];[.A68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9-0000-1000-8000-00805f9b34fb</text:p>
          </table:table-cell>
          <table:table-cell office:value-type="string">
            <text:p>Video Conferencing Gateway</text:p>
          </table:table-cell>
          <table:table-cell table:style-name="ce5" table:formula="of:=IF(COUNTIF([.$A$1:.$A$9966];[.A69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a-0000-1000-8000-00805f9b34fb</text:p>
          </table:table-cell>
          <table:table-cell office:value-type="string">
            <text:p>UDIMT</text:p>
          </table:table-cell>
          <table:table-cell table:style-name="ce5" table:formula="of:=IF(COUNTIF([.$A$1:.$A$9966];[.A70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b-0000-1000-8000-00805f9b34fb</text:p>
          </table:table-cell>
          <table:table-cell office:value-type="string">
            <text:p>UDITA</text:p>
          </table:table-cell>
          <table:table-cell table:style-name="ce5" table:formula="of:=IF(COUNTIF([.$A$1:.$A$9966];[.A71])&gt;1;&quot;Duplicate&quot;;&quot;&quot;)">
            <text:p/>
          </table:table-cell>
        </table:table-row>
        <table:table-row table:style-name="ro3">
          <table:table-cell table:style-name="ce3" office:value-type="string">
            <text:p>0000112c-0000-1000-8000-00805f9b34fb</text:p>
          </table:table-cell>
          <table:table-cell office:value-type="string">
            <text:p>Audio Video</text:p>
          </table:table-cell>
          <table:table-cell table:style-name="ce5" table:formula="of:=IF(COUNTIF([.$A$1:.$A$9966];[.A72])&gt;1;&quot;Duplicate&quot;;&quot;&quot;)">
            <text:p/>
          </table:table-cell>
        </table:table-row>
        <table:table-row table:style-name="ro1">
          <table:table-cell office:value-type="string">
            <text:p>0000112d-0000-1000-8000-00805f9b34fb</text:p>
          </table:table-cell>
          <table:table-cell table:style-name="ce5" office:value-type="string">
            <text:p>SIM Access</text:p>
          </table:table-cell>
          <table:table-cell table:style-name="ce5" table:formula="of:=IF(COUNTIF([.$A$1:.$A$9966];[.A73])&gt;1;&quot;Duplicate&quot;;&quot;&quot;)">
            <text:p/>
          </table:table-cell>
        </table:table-row>
        <table:table-row table:style-name="ro3">
          <table:table-cell office:value-type="string">
            <text:p>0000112e-0000-1000-8000-00805f9b34fb</text:p>
          </table:table-cell>
          <table:table-cell office:value-type="string">
            <text:p>OBEX PCE</text:p>
          </table:table-cell>
          <table:table-cell table:style-name="ce5" table:formula="of:=IF(COUNTIF([.$A$1:.$A$9966];[.A74])&gt;1;&quot;Duplicate&quot;;&quot;&quot;)">
            <text:p/>
          </table:table-cell>
        </table:table-row>
        <table:table-row table:style-name="ro3">
          <table:table-cell office:value-type="string">
            <text:p>0000112f-0000-1000-8000-00805f9b34fb</text:p>
          </table:table-cell>
          <table:table-cell office:value-type="string">
            <text:p>OBEX PSE</text:p>
          </table:table-cell>
          <table:table-cell table:style-name="ce5" table:formula="of:=IF(COUNTIF([.$A$1:.$A$9966];[.A75])&gt;1;&quot;Duplicate&quot;;&quot;&quot;)">
            <text:p/>
          </table:table-cell>
        </table:table-row>
        <table:table-row table:style-name="ro3">
          <table:table-cell office:value-type="string">
            <text:p>00001130-0000-1000-8000-00805f9b34fb</text:p>
          </table:table-cell>
          <table:table-cell office:value-type="string">
            <text:p>OBEX PBAP</text:p>
          </table:table-cell>
          <table:table-cell table:style-name="ce5" table:formula="of:=IF(COUNTIF([.$A$1:.$A$9966];[.A76])&gt;1;&quot;Duplicate&quot;;&quot;&quot;)">
            <text:p/>
          </table:table-cell>
        </table:table-row>
        <table:table-row table:style-name="ro3">
          <table:table-cell office:value-type="string">
            <text:p>00001132-0000-1000-8000-00805f9b34fb</text:p>
          </table:table-cell>
          <table:table-cell office:value-type="string">
            <text:p>OBEX MAS</text:p>
          </table:table-cell>
          <table:table-cell table:style-name="ce5" table:formula="of:=IF(COUNTIF([.$A$1:.$A$9966];[.A77])&gt;1;&quot;Duplicate&quot;;&quot;&quot;)">
            <text:p/>
          </table:table-cell>
        </table:table-row>
        <table:table-row table:style-name="ro3">
          <table:table-cell office:value-type="string">
            <text:p>00001133-0000-1000-8000-00805f9b34fb</text:p>
          </table:table-cell>
          <table:table-cell office:value-type="string">
            <text:p>OBEX MNS</text:p>
          </table:table-cell>
          <table:table-cell table:style-name="ce5" table:formula="of:=IF(COUNTIF([.$A$1:.$A$9966];[.A78])&gt;1;&quot;Duplicate&quot;;&quot;&quot;)">
            <text:p/>
          </table:table-cell>
        </table:table-row>
        <table:table-row table:style-name="ro3">
          <table:table-cell office:value-type="string">
            <text:p>00001134-0000-1000-8000-00805f9b34fb</text:p>
          </table:table-cell>
          <table:table-cell office:value-type="string">
            <text:p>OBEX MAP</text:p>
          </table:table-cell>
          <table:table-cell table:style-name="ce5" table:formula="of:=IF(COUNTIF([.$A$1:.$A$9966];[.A79])&gt;1;&quot;Duplicate&quot;;&quot;&quot;)">
            <text:p/>
          </table:table-cell>
        </table:table-row>
        <table:table-row table:style-name="ro3">
          <table:table-cell office:value-type="string">
            <text:p>00001200-0000-1000-8000-00805f9b34fb</text:p>
          </table:table-cell>
          <table:table-cell office:value-type="string">
            <text:p>PNP</text:p>
          </table:table-cell>
          <table:table-cell table:style-name="ce5" table:formula="of:=IF(COUNTIF([.$A$1:.$A$9966];[.A80])&gt;1;&quot;Duplicate&quot;;&quot;&quot;)">
            <text:p/>
          </table:table-cell>
        </table:table-row>
        <table:table-row table:style-name="ro3">
          <table:table-cell table:style-name="ce3" office:value-type="string">
            <text:p>00001201-0000-1000-8000-00805f9b34fb</text:p>
          </table:table-cell>
          <table:table-cell office:value-type="string">
            <text:p>Generic Networking</text:p>
          </table:table-cell>
          <table:table-cell table:style-name="ce5" table:formula="of:=IF(COUNTIF([.$A$1:.$A$9966];[.A81])&gt;1;&quot;Duplicate&quot;;&quot;&quot;)">
            <text:p/>
          </table:table-cell>
        </table:table-row>
        <table:table-row table:style-name="ro3">
          <table:table-cell table:style-name="ce3" office:value-type="string">
            <text:p>00001202-0000-1000-8000-00805f9b34fb</text:p>
          </table:table-cell>
          <table:table-cell office:value-type="string">
            <text:p>Generic File Transfer</text:p>
          </table:table-cell>
          <table:table-cell table:style-name="ce5" table:formula="of:=IF(COUNTIF([.$A$1:.$A$9966];[.A82])&gt;1;&quot;Duplicate&quot;;&quot;&quot;)">
            <text:p/>
          </table:table-cell>
        </table:table-row>
        <table:table-row table:style-name="ro3">
          <table:table-cell office:value-type="string">
            <text:p>00001203-0000-1000-8000-00805f9b34fb</text:p>
          </table:table-cell>
          <table:table-cell office:value-type="string">
            <text:p>Generic Audio</text:p>
          </table:table-cell>
          <table:table-cell table:style-name="ce5" table:formula="of:=IF(COUNTIF([.$A$1:.$A$9966];[.A83])&gt;1;&quot;Duplicate&quot;;&quot;&quot;)">
            <text:p/>
          </table:table-cell>
        </table:table-row>
        <table:table-row table:style-name="ro3">
          <table:table-cell table:style-name="ce3" office:value-type="string">
            <text:p>00001204-0000-1000-8000-00805f9b34fb</text:p>
          </table:table-cell>
          <table:table-cell office:value-type="string">
            <text:p>Generic Telephony</text:p>
          </table:table-cell>
          <table:table-cell table:style-name="ce5" table:formula="of:=IF(COUNTIF([.$A$1:.$A$9966];[.A84])&gt;1;&quot;Duplicate&quot;;&quot;&quot;)">
            <text:p/>
          </table:table-cell>
        </table:table-row>
        <table:table-row table:style-name="ro1">
          <table:table-cell table:style-name="ce1" office:value-type="string">
            <text:p>00001205-0000-1000-8000-00805f9b34fb</text:p>
          </table:table-cell>
          <table:table-cell table:style-name="ce7" office:value-type="string">
            <text:p>UPNP</text:p>
          </table:table-cell>
          <table:table-cell table:style-name="ce5" table:formula="of:=IF(COUNTIF([.$A$1:.$A$9966];[.A85])&gt;1;&quot;Duplicate&quot;;&quot;&quot;)">
            <text:p/>
          </table:table-cell>
        </table:table-row>
        <table:table-row table:style-name="ro1">
          <table:table-cell table:style-name="ce1" office:value-type="string">
            <text:p>00001206-0000-1000-8000-00805f9b34fb</text:p>
          </table:table-cell>
          <table:table-cell office:value-type="string">
            <text:p>UPNP IP</text:p>
          </table:table-cell>
          <table:table-cell table:style-name="ce5" table:formula="of:=IF(COUNTIF([.$A$1:.$A$9966];[.A86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0-0000-1000-8000-00805f9b34fb</text:p>
          </table:table-cell>
          <table:table-cell table:style-name="ce5" office:value-type="string">
            <text:p>ESDP UPnP IP PAN</text:p>
          </table:table-cell>
          <table:table-cell table:style-name="ce5" table:formula="of:=IF(COUNTIF([.$A$1:.$A$9966];[.A87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1-0000-1000-8000-00805f9b34fb</text:p>
          </table:table-cell>
          <table:table-cell table:style-name="ce5" office:value-type="string">
            <text:p>ESDP UPnP IP LAP</text:p>
          </table:table-cell>
          <table:table-cell table:style-name="ce5" table:formula="of:=IF(COUNTIF([.$A$1:.$A$9966];[.A88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2-0000-1000-8000-00805f9b34fb</text:p>
          </table:table-cell>
          <table:table-cell table:style-name="ce5" office:value-type="string">
            <text:p>ESDP Upnp L2CAP</text:p>
          </table:table-cell>
          <table:table-cell table:style-name="ce5" table:formula="of:=IF(COUNTIF([.$A$1:.$A$9966];[.A89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3-0000-1000-8000-00805f9b34fb</text:p>
          </table:table-cell>
          <table:table-cell table:style-name="ce5" office:value-type="string">
            <text:p>Video Distribution Profile (VDP) - Source</text:p>
          </table:table-cell>
          <table:table-cell table:style-name="ce5" table:formula="of:=IF(COUNTIF([.$A$1:.$A$9966];[.A90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4-0000-1000-8000-00805f9b34fb</text:p>
          </table:table-cell>
          <table:table-cell table:style-name="ce5" office:value-type="string">
            <text:p>Video Distribution Profile (VDP) - Sink</text:p>
          </table:table-cell>
          <table:table-cell table:style-name="ce5" table:formula="of:=IF(COUNTIF([.$A$1:.$A$9966];[.A91])&gt;1;&quot;Duplicate&quot;;&quot;&quot;)">
            <text:p/>
          </table:table-cell>
        </table:table-row>
        <table:table-row table:style-name="ro1">
          <table:table-cell table:style-name="ce1" office:value-type="string">
            <text:p>00001305-0000-1000-8000-00805f9b34fb</text:p>
          </table:table-cell>
          <table:table-cell table:style-name="ce5" office:value-type="string">
            <text:p>Video Distribution Profile (VDP)</text:p>
          </table:table-cell>
          <table:table-cell table:style-name="ce5" table:formula="of:=IF(COUNTIF([.$A$1:.$A$9966];[.A92])&gt;1;&quot;Duplicate&quot;;&quot;&quot;)">
            <text:p/>
          </table:table-cell>
        </table:table-row>
        <table:table-row table:style-name="ro1">
          <table:table-cell table:style-name="ce1" office:value-type="string">
            <text:p>00001400-0000-1000-8000-00805f9b34fb</text:p>
          </table:table-cell>
          <table:table-cell table:style-name="ce5" office:value-type="string">
            <text:p>Health Device Profile (HDP)</text:p>
          </table:table-cell>
          <table:table-cell table:style-name="ce5" table:formula="of:=IF(COUNTIF([.$A$1:.$A$9966];[.A93])&gt;1;&quot;Duplicate&quot;;&quot;&quot;)">
            <text:p/>
          </table:table-cell>
        </table:table-row>
        <table:table-row table:style-name="ro1">
          <table:table-cell table:style-name="ce1" office:value-type="string">
            <text:p>00001401-0000-1000-8000-00805f9b34fb</text:p>
          </table:table-cell>
          <table:table-cell table:style-name="ce5" office:value-type="string">
            <text:p>Health Device Profile (HDP) - Source</text:p>
          </table:table-cell>
          <table:table-cell table:style-name="ce5" table:formula="of:=IF(COUNTIF([.$A$1:.$A$9966];[.A94])&gt;1;&quot;Duplicate&quot;;&quot;&quot;)">
            <text:p/>
          </table:table-cell>
        </table:table-row>
        <table:table-row table:style-name="ro1">
          <table:table-cell table:style-name="ce1" office:value-type="string">
            <text:p>00001402-0000-1000-8000-00805f9b34fb</text:p>
          </table:table-cell>
          <table:table-cell table:style-name="ce5" office:value-type="string">
            <text:p>Health Device Profile (HDP) - Sink</text:p>
          </table:table-cell>
          <table:table-cell table:style-name="ce5" table:formula="of:=IF(COUNTIF([.$A$1:.$A$9966];[.A95])&gt;1;&quot;Duplicate&quot;;&quot;&quot;)">
            <text:p/>
          </table:table-cell>
        </table:table-row>
        <table:table-row table:style-name="ro3">
          <table:table-cell office:value-type="string">
            <text:p>00001800-0000-1000-8000-00805f9b34fb</text:p>
          </table:table-cell>
          <table:table-cell office:value-type="string">
            <text:p>GAP</text:p>
          </table:table-cell>
          <table:table-cell table:style-name="ce5" table:formula="of:=IF(COUNTIF([.$A$1:.$A$9966];[.A96])&gt;1;&quot;Duplicate&quot;;&quot;&quot;)">
            <text:p/>
          </table:table-cell>
        </table:table-row>
        <table:table-row table:style-name="ro3">
          <table:table-cell office:value-type="string">
            <text:p>00001801-0000-1000-8000-00805f9b34fb</text:p>
          </table:table-cell>
          <table:table-cell office:value-type="string">
            <text:p>GATT</text:p>
          </table:table-cell>
          <table:table-cell table:style-name="ce5" table:formula="of:=IF(COUNTIF([.$A$1:.$A$9966];[.A97])&gt;1;&quot;Duplicate&quot;;&quot;&quot;)">
            <text:p/>
          </table:table-cell>
        </table:table-row>
        <table:table-row table:style-name="ro3">
          <table:table-cell office:value-type="string">
            <text:p>00001802-0000-1000-8000-00805f9b34fb</text:p>
          </table:table-cell>
          <table:table-cell office:value-type="string">
            <text:p>IMMEDIATE_ALERT</text:p>
          </table:table-cell>
          <table:table-cell table:style-name="ce5" table:formula="of:=IF(COUNTIF([.$A$1:.$A$9966];[.A98])&gt;1;&quot;Duplicate&quot;;&quot;&quot;)">
            <text:p/>
          </table:table-cell>
        </table:table-row>
        <table:table-row table:style-name="ro3">
          <table:table-cell office:value-type="string">
            <text:p>00001803-0000-1000-8000-00805f9b34fb</text:p>
          </table:table-cell>
          <table:table-cell office:value-type="string">
            <text:p>LINK_LOSS</text:p>
          </table:table-cell>
          <table:table-cell table:style-name="ce5" table:formula="of:=IF(COUNTIF([.$A$1:.$A$9966];[.A99])&gt;1;&quot;Duplicate&quot;;&quot;&quot;)">
            <text:p/>
          </table:table-cell>
        </table:table-row>
        <table:table-row table:style-name="ro3">
          <table:table-cell office:value-type="string">
            <text:p>00001804-0000-1000-8000-00805f9b34fb</text:p>
          </table:table-cell>
          <table:table-cell office:value-type="string">
            <text:p>TX_POWER</text:p>
          </table:table-cell>
          <table:table-cell table:style-name="ce5" table:formula="of:=IF(COUNTIF([.$A$1:.$A$9966];[.A100])&gt;1;&quot;Duplicate&quot;;&quot;&quot;)">
            <text:p/>
          </table:table-cell>
        </table:table-row>
        <table:table-row table:style-name="ro3">
          <table:table-cell office:value-type="string">
            <text:p>00001809-0000-1000-8000-00805f9b34fb</text:p>
          </table:table-cell>
          <table:table-cell office:value-type="string">
            <text:p>Health Thermometer</text:p>
          </table:table-cell>
          <table:table-cell table:style-name="ce5" table:formula="of:=IF(COUNTIF([.$A$1:.$A$9966];[.A101])&gt;1;&quot;Duplicate&quot;;&quot;&quot;)">
            <text:p/>
          </table:table-cell>
        </table:table-row>
        <table:table-row table:style-name="ro3">
          <table:table-cell office:value-type="string">
            <text:p>0000180a-0000-1000-8000-00805f9b34fb</text:p>
          </table:table-cell>
          <table:table-cell office:value-type="string">
            <text:p>Device Information</text:p>
          </table:table-cell>
          <table:table-cell table:style-name="ce5" table:formula="of:=IF(COUNTIF([.$A$1:.$A$9966];[.A102])&gt;1;&quot;Duplicate&quot;;&quot;&quot;)">
            <text:p/>
          </table:table-cell>
        </table:table-row>
        <table:table-row table:style-name="ro3">
          <table:table-cell office:value-type="string">
            <text:p>0000180d-0000-1000-8000-00805f9b34fb</text:p>
          </table:table-cell>
          <table:table-cell office:value-type="string">
            <text:p>HEART_RATE</text:p>
          </table:table-cell>
          <table:table-cell table:style-name="ce5" table:formula="of:=IF(COUNTIF([.$A$1:.$A$9966];[.A103])&gt;1;&quot;Duplicate&quot;;&quot;&quot;)">
            <text:p/>
          </table:table-cell>
        </table:table-row>
        <table:table-row table:style-name="ro3">
          <table:table-cell office:value-type="string">
            <text:p>00001816-0000-1000-8000-00805f9b34fb</text:p>
          </table:table-cell>
          <table:table-cell office:value-type="string">
            <text:p>CYCLING_SC</text:p>
          </table:table-cell>
          <table:table-cell table:style-name="ce5" table:formula="of:=IF(COUNTIF([.$A$1:.$A$9966];[.A104])&gt;1;&quot;Duplicate&quot;;&quot;&quot;)">
            <text:p/>
          </table:table-cell>
        </table:table-row>
        <table:table-row table:style-name="ro3">
          <table:table-cell office:value-type="string">
            <text:p>00002902-0000-1000-8000-00805f9b34fb</text:p>
          </table:table-cell>
          <table:table-cell office:value-type="string">
            <text:p>CLIENT_CHARACTERISTIC_CONFIG</text:p>
          </table:table-cell>
          <table:table-cell table:style-name="ce5" table:formula="of:=IF(COUNTIF([.$A$1:.$A$9966];[.A105])&gt;1;&quot;Duplicate&quot;;&quot;&quot;)">
            <text:p/>
          </table:table-cell>
        </table:table-row>
        <table:table-row table:style-name="ro3">
          <table:table-cell office:value-type="string">
            <text:p>00002a00-0000-1000-8000-00805f9b34fb</text:p>
          </table:table-cell>
          <table:table-cell office:value-type="string">
            <text:p>Device Name</text:p>
          </table:table-cell>
          <table:table-cell table:style-name="ce5" table:formula="of:=IF(COUNTIF([.$A$1:.$A$9966];[.A106])&gt;1;&quot;Duplicate&quot;;&quot;&quot;)">
            <text:p/>
          </table:table-cell>
        </table:table-row>
        <table:table-row table:style-name="ro3">
          <table:table-cell office:value-type="string">
            <text:p>00002a01-0000-1000-8000-00805f9b34fb</text:p>
          </table:table-cell>
          <table:table-cell office:value-type="string">
            <text:p>Appearance</text:p>
          </table:table-cell>
          <table:table-cell table:style-name="ce5" table:formula="of:=IF(COUNTIF([.$A$1:.$A$9966];[.A107])&gt;1;&quot;Duplicate&quot;;&quot;&quot;)">
            <text:p/>
          </table:table-cell>
        </table:table-row>
        <table:table-row table:style-name="ro3">
          <table:table-cell office:value-type="string">
            <text:p>00002a02-0000-1000-8000-00805f9b34fb</text:p>
          </table:table-cell>
          <table:table-cell office:value-type="string">
            <text:p>Peripheral Privacy Flag</text:p>
          </table:table-cell>
          <table:table-cell table:style-name="ce5" table:formula="of:=IF(COUNTIF([.$A$1:.$A$9966];[.A108])&gt;1;&quot;Duplicate&quot;;&quot;&quot;)">
            <text:p/>
          </table:table-cell>
        </table:table-row>
        <table:table-row table:style-name="ro3">
          <table:table-cell office:value-type="string">
            <text:p>00002a03-0000-1000-8000-00805f9b34fb</text:p>
          </table:table-cell>
          <table:table-cell office:value-type="string">
            <text:p>Reconnection Address</text:p>
          </table:table-cell>
          <table:table-cell table:style-name="ce5" table:formula="of:=IF(COUNTIF([.$A$1:.$A$9966];[.A109])&gt;1;&quot;Duplicate&quot;;&quot;&quot;)">
            <text:p/>
          </table:table-cell>
        </table:table-row>
        <table:table-row table:style-name="ro3">
          <table:table-cell office:value-type="string">
            <text:p>00002a04-0000-1000-8000-00805f9b34fb</text:p>
          </table:table-cell>
          <table:table-cell office:value-type="string">
            <text:p>Peripheral Preferred Connection Parameters</text:p>
          </table:table-cell>
          <table:table-cell table:style-name="ce5" table:formula="of:=IF(COUNTIF([.$A$1:.$A$9966];[.A110])&gt;1;&quot;Duplicate&quot;;&quot;&quot;)">
            <text:p/>
          </table:table-cell>
        </table:table-row>
        <table:table-row table:style-name="ro3">
          <table:table-cell office:value-type="string">
            <text:p>00002a05-0000-1000-8000-00805f9b34fb</text:p>
          </table:table-cell>
          <table:table-cell office:value-type="string">
            <text:p>Service Changed</text:p>
          </table:table-cell>
          <table:table-cell table:style-name="ce5" table:formula="of:=IF(COUNTIF([.$A$1:.$A$9966];[.A111])&gt;1;&quot;Duplicate&quot;;&quot;&quot;)">
            <text:p/>
          </table:table-cell>
        </table:table-row>
        <table:table-row table:style-name="ro3">
          <table:table-cell office:value-type="string">
            <text:p>00002a06-0000-1000-8000-00805f9b34fb</text:p>
          </table:table-cell>
          <table:table-cell office:value-type="string">
            <text:p>Alert Level</text:p>
          </table:table-cell>
          <table:table-cell table:style-name="ce5" table:formula="of:=IF(COUNTIF([.$A$1:.$A$9966];[.A112])&gt;1;&quot;Duplicate&quot;;&quot;&quot;)">
            <text:p/>
          </table:table-cell>
        </table:table-row>
        <table:table-row table:style-name="ro1">
          <table:table-cell office:value-type="string">
            <text:p>00002a07-0000-1000-8000-00805f9b34fb</text:p>
          </table:table-cell>
          <table:table-cell office:value-type="string">
            <text:p>Tx Power Level</text:p>
          </table:table-cell>
          <table:table-cell table:style-name="ce5" table:formula="of:=IF(COUNTIF([.$A$1:.$A$9966];[.A113])&gt;1;&quot;Duplicate&quot;;&quot;&quot;)">
            <text:p/>
          </table:table-cell>
        </table:table-row>
        <table:table-row table:style-name="ro3">
          <table:table-cell office:value-type="string">
            <text:p>00002a08-0000-1000-8000-00805f9b34fb</text:p>
          </table:table-cell>
          <table:table-cell office:value-type="string">
            <text:p>Date Time</text:p>
          </table:table-cell>
          <table:table-cell table:style-name="ce5" table:formula="of:=IF(COUNTIF([.$A$1:.$A$9966];[.A114])&gt;1;&quot;Duplicate&quot;;&quot;&quot;)">
            <text:p/>
          </table:table-cell>
        </table:table-row>
        <table:table-row table:style-name="ro3">
          <table:table-cell office:value-type="string">
            <text:p>00002a09-0000-1000-8000-00805f9b34fb</text:p>
          </table:table-cell>
          <table:table-cell office:value-type="string">
            <text:p>Day of Week</text:p>
          </table:table-cell>
          <table:table-cell table:style-name="ce5" table:formula="of:=IF(COUNTIF([.$A$1:.$A$9966];[.A115])&gt;1;&quot;Duplicate&quot;;&quot;&quot;)">
            <text:p/>
          </table:table-cell>
        </table:table-row>
        <table:table-row table:style-name="ro3">
          <table:table-cell office:value-type="string">
            <text:p>00002a0a-0000-1000-8000-00805f9b34fb</text:p>
          </table:table-cell>
          <table:table-cell office:value-type="string">
            <text:p>Day Date Time</text:p>
          </table:table-cell>
          <table:table-cell table:style-name="ce5" table:formula="of:=IF(COUNTIF([.$A$1:.$A$9966];[.A116])&gt;1;&quot;Duplicate&quot;;&quot;&quot;)">
            <text:p/>
          </table:table-cell>
        </table:table-row>
        <table:table-row table:style-name="ro3">
          <table:table-cell office:value-type="string">
            <text:p>00002a0c-0000-1000-8000-00805f9b34fb</text:p>
          </table:table-cell>
          <table:table-cell office:value-type="string">
            <text:p>Exact Time 256</text:p>
          </table:table-cell>
          <table:table-cell table:style-name="ce5" table:formula="of:=IF(COUNTIF([.$A$1:.$A$9966];[.A117])&gt;1;&quot;Duplicate&quot;;&quot;&quot;)">
            <text:p/>
          </table:table-cell>
        </table:table-row>
        <table:table-row table:style-name="ro3">
          <table:table-cell office:value-type="string">
            <text:p>00002a0d-0000-1000-8000-00805f9b34fb</text:p>
          </table:table-cell>
          <table:table-cell office:value-type="string">
            <text:p>DST Offset</text:p>
          </table:table-cell>
          <table:table-cell table:style-name="ce5" table:formula="of:=IF(COUNTIF([.$A$1:.$A$9966];[.A118])&gt;1;&quot;Duplicate&quot;;&quot;&quot;)">
            <text:p/>
          </table:table-cell>
        </table:table-row>
        <table:table-row table:style-name="ro3">
          <table:table-cell office:value-type="string">
            <text:p>00002a0e-0000-1000-8000-00805f9b34fb</text:p>
          </table:table-cell>
          <table:table-cell office:value-type="string">
            <text:p>Time Zone</text:p>
          </table:table-cell>
          <table:table-cell table:style-name="ce5" table:formula="of:=IF(COUNTIF([.$A$1:.$A$9966];[.A119])&gt;1;&quot;Duplicate&quot;;&quot;&quot;)">
            <text:p/>
          </table:table-cell>
        </table:table-row>
        <table:table-row table:style-name="ro3">
          <table:table-cell office:value-type="string">
            <text:p>00002a0f-0000-1000-8000-00805f9b34fb</text:p>
          </table:table-cell>
          <table:table-cell office:value-type="string">
            <text:p>Local Time Information</text:p>
          </table:table-cell>
          <table:table-cell table:style-name="ce5" table:formula="of:=IF(COUNTIF([.$A$1:.$A$9966];[.A120])&gt;1;&quot;Duplicate&quot;;&quot;&quot;)">
            <text:p/>
          </table:table-cell>
        </table:table-row>
        <table:table-row table:style-name="ro3">
          <table:table-cell office:value-type="string">
            <text:p>00002a11-0000-1000-8000-00805f9b34fb</text:p>
          </table:table-cell>
          <table:table-cell office:value-type="string">
            <text:p>Time with DST</text:p>
          </table:table-cell>
          <table:table-cell table:style-name="ce5" table:formula="of:=IF(COUNTIF([.$A$1:.$A$9966];[.A121])&gt;1;&quot;Duplicate&quot;;&quot;&quot;)">
            <text:p/>
          </table:table-cell>
        </table:table-row>
        <table:table-row table:style-name="ro3">
          <table:table-cell office:value-type="string">
            <text:p>00002a12-0000-1000-8000-00805f9b34fb</text:p>
          </table:table-cell>
          <table:table-cell office:value-type="string">
            <text:p>Time Accuracy</text:p>
          </table:table-cell>
          <table:table-cell table:style-name="ce5" table:formula="of:=IF(COUNTIF([.$A$1:.$A$9966];[.A122])&gt;1;&quot;Duplicate&quot;;&quot;&quot;)">
            <text:p/>
          </table:table-cell>
        </table:table-row>
        <table:table-row table:style-name="ro3">
          <table:table-cell office:value-type="string">
            <text:p>00002a13-0000-1000-8000-00805f9b34fb</text:p>
          </table:table-cell>
          <table:table-cell office:value-type="string">
            <text:p>Time Source</text:p>
          </table:table-cell>
          <table:table-cell table:style-name="ce5" table:formula="of:=IF(COUNTIF([.$A$1:.$A$9966];[.A123])&gt;1;&quot;Duplicate&quot;;&quot;&quot;)">
            <text:p/>
          </table:table-cell>
        </table:table-row>
        <table:table-row table:style-name="ro3">
          <table:table-cell office:value-type="string">
            <text:p>00002a14-0000-1000-8000-00805f9b34fb</text:p>
          </table:table-cell>
          <table:table-cell office:value-type="string">
            <text:p>Reference Time Information</text:p>
          </table:table-cell>
          <table:table-cell table:style-name="ce5" table:formula="of:=IF(COUNTIF([.$A$1:.$A$9966];[.A124])&gt;1;&quot;Duplicate&quot;;&quot;&quot;)">
            <text:p/>
          </table:table-cell>
        </table:table-row>
        <table:table-row table:style-name="ro3">
          <table:table-cell office:value-type="string">
            <text:p>00002a16-0000-1000-8000-00805f9b34fb</text:p>
          </table:table-cell>
          <table:table-cell office:value-type="string">
            <text:p>Time Update Control Point</text:p>
          </table:table-cell>
          <table:table-cell table:style-name="ce5" table:formula="of:=IF(COUNTIF([.$A$1:.$A$9966];[.A125])&gt;1;&quot;Duplicate&quot;;&quot;&quot;)">
            <text:p/>
          </table:table-cell>
        </table:table-row>
        <table:table-row table:style-name="ro3">
          <table:table-cell office:value-type="string">
            <text:p>00002a17-0000-1000-8000-00805f9b34fb</text:p>
          </table:table-cell>
          <table:table-cell office:value-type="string">
            <text:p>Time Update State</text:p>
          </table:table-cell>
          <table:table-cell table:style-name="ce5" table:formula="of:=IF(COUNTIF([.$A$1:.$A$9966];[.A126])&gt;1;&quot;Duplicate&quot;;&quot;&quot;)">
            <text:p/>
          </table:table-cell>
        </table:table-row>
        <table:table-row table:style-name="ro3">
          <table:table-cell office:value-type="string">
            <text:p>00002a1c-0000-1000-8000-00805f9b34fb</text:p>
          </table:table-cell>
          <table:table-cell office:value-type="string">
            <text:p>Temperature Measurement</text:p>
          </table:table-cell>
          <table:table-cell table:style-name="ce5" table:formula="of:=IF(COUNTIF([.$A$1:.$A$9966];[.A127])&gt;1;&quot;Duplicate&quot;;&quot;&quot;)">
            <text:p/>
          </table:table-cell>
        </table:table-row>
        <table:table-row table:style-name="ro3">
          <table:table-cell office:value-type="string">
            <text:p>00002a1d-0000-1000-8000-00805f9b34fb</text:p>
          </table:table-cell>
          <table:table-cell office:value-type="string">
            <text:p>Temperature Type</text:p>
          </table:table-cell>
          <table:table-cell table:style-name="ce5" table:formula="of:=IF(COUNTIF([.$A$1:.$A$9966];[.A128])&gt;1;&quot;Duplicate&quot;;&quot;&quot;)">
            <text:p/>
          </table:table-cell>
        </table:table-row>
        <table:table-row table:style-name="ro3">
          <table:table-cell office:value-type="string">
            <text:p>00002a1e-0000-1000-8000-00805f9b34fb</text:p>
          </table:table-cell>
          <table:table-cell office:value-type="string">
            <text:p>Intermediate Temperature</text:p>
          </table:table-cell>
          <table:table-cell table:style-name="ce5" table:formula="of:=IF(COUNTIF([.$A$1:.$A$9966];[.A129])&gt;1;&quot;Duplicate&quot;;&quot;&quot;)">
            <text:p/>
          </table:table-cell>
        </table:table-row>
        <table:table-row table:style-name="ro3">
          <table:table-cell office:value-type="string">
            <text:p>00002a21-0000-1000-8000-00805f9b34fb</text:p>
          </table:table-cell>
          <table:table-cell office:value-type="string">
            <text:p>Measurement Interval</text:p>
          </table:table-cell>
          <table:table-cell table:style-name="ce5" table:formula="of:=IF(COUNTIF([.$A$1:.$A$9966];[.A130])&gt;1;&quot;Duplicate&quot;;&quot;&quot;)">
            <text:p/>
          </table:table-cell>
        </table:table-row>
        <table:table-row table:style-name="ro3">
          <table:table-cell office:value-type="string">
            <text:p>00002a23-0000-1000-8000-00805f9b34fb</text:p>
          </table:table-cell>
          <table:table-cell office:value-type="string">
            <text:p>System ID</text:p>
          </table:table-cell>
          <table:table-cell table:style-name="ce5" table:formula="of:=IF(COUNTIF([.$A$1:.$A$9966];[.A131])&gt;1;&quot;Duplicate&quot;;&quot;&quot;)">
            <text:p/>
          </table:table-cell>
        </table:table-row>
        <table:table-row table:style-name="ro3">
          <table:table-cell office:value-type="string">
            <text:p>00002a24-0000-1000-8000-00805f9b34fb</text:p>
          </table:table-cell>
          <table:table-cell office:value-type="string">
            <text:p>Model Number String</text:p>
          </table:table-cell>
          <table:table-cell table:style-name="ce5" table:formula="of:=IF(COUNTIF([.$A$1:.$A$9966];[.A132])&gt;1;&quot;Duplicate&quot;;&quot;&quot;)">
            <text:p/>
          </table:table-cell>
        </table:table-row>
        <table:table-row table:style-name="ro3">
          <table:table-cell office:value-type="string">
            <text:p>00002a25-0000-1000-8000-00805f9b34fb</text:p>
          </table:table-cell>
          <table:table-cell office:value-type="string">
            <text:p>Serial Number String</text:p>
          </table:table-cell>
          <table:table-cell table:style-name="ce5" table:formula="of:=IF(COUNTIF([.$A$1:.$A$9966];[.A133])&gt;1;&quot;Duplicate&quot;;&quot;&quot;)">
            <text:p/>
          </table:table-cell>
        </table:table-row>
        <table:table-row table:style-name="ro3">
          <table:table-cell office:value-type="string">
            <text:p>00002a26-0000-1000-8000-00805f9b34fb</text:p>
          </table:table-cell>
          <table:table-cell office:value-type="string">
            <text:p>Firmware Revision String</text:p>
          </table:table-cell>
          <table:table-cell table:style-name="ce5" table:formula="of:=IF(COUNTIF([.$A$1:.$A$9966];[.A134])&gt;1;&quot;Duplicate&quot;;&quot;&quot;)">
            <text:p/>
          </table:table-cell>
        </table:table-row>
        <table:table-row table:style-name="ro3">
          <table:table-cell office:value-type="string">
            <text:p>00002a27-0000-1000-8000-00805f9b34fb</text:p>
          </table:table-cell>
          <table:table-cell office:value-type="string">
            <text:p>Hardware Revision String</text:p>
          </table:table-cell>
          <table:table-cell table:style-name="ce5" table:formula="of:=IF(COUNTIF([.$A$1:.$A$9966];[.A135])&gt;1;&quot;Duplicate&quot;;&quot;&quot;)">
            <text:p/>
          </table:table-cell>
        </table:table-row>
        <table:table-row table:style-name="ro3">
          <table:table-cell office:value-type="string">
            <text:p>00002a28-0000-1000-8000-00805f9b34fb</text:p>
          </table:table-cell>
          <table:table-cell office:value-type="string">
            <text:p>Software Revision String</text:p>
          </table:table-cell>
          <table:table-cell table:style-name="ce5" table:formula="of:=IF(COUNTIF([.$A$1:.$A$9966];[.A136])&gt;1;&quot;Duplicate&quot;;&quot;&quot;)">
            <text:p/>
          </table:table-cell>
        </table:table-row>
        <table:table-row table:style-name="ro3">
          <table:table-cell office:value-type="string">
            <text:p>00002a29-0000-1000-8000-00805f9b34fb</text:p>
          </table:table-cell>
          <table:table-cell office:value-type="string">
            <text:p>Manufacturer Name String</text:p>
          </table:table-cell>
          <table:table-cell table:style-name="ce5" table:formula="of:=IF(COUNTIF([.$A$1:.$A$9966];[.A137])&gt;1;&quot;Duplicate&quot;;&quot;&quot;)">
            <text:p/>
          </table:table-cell>
        </table:table-row>
        <table:table-row table:style-name="ro3">
          <table:table-cell office:value-type="string">
            <text:p>00002a2a-0000-1000-8000-00805f9b34fb</text:p>
          </table:table-cell>
          <table:table-cell office:value-type="string">
            <text:p>IEEE 11073-20601 Regulatory</text:p>
          </table:table-cell>
          <table:table-cell table:style-name="ce5" table:formula="of:=IF(COUNTIF([.$A$1:.$A$9966];[.A138])&gt;1;&quot;Duplicate&quot;;&quot;&quot;)">
            <text:p/>
          </table:table-cell>
        </table:table-row>
        <table:table-row table:style-name="ro3">
          <table:table-cell office:value-type="string">
            <text:p>00002a2b-0000-1000-8000-00805f9b34fb</text:p>
          </table:table-cell>
          <table:table-cell office:value-type="string">
            <text:p>Current Time</text:p>
          </table:table-cell>
          <table:table-cell table:style-name="ce5" table:formula="of:=IF(COUNTIF([.$A$1:.$A$9966];[.A139])&gt;1;&quot;Duplicate&quot;;&quot;&quot;)">
            <text:p/>
          </table:table-cell>
        </table:table-row>
        <table:table-row table:style-name="ro3">
          <table:table-cell office:value-type="string">
            <text:p>00002a35-0000-1000-8000-00805f9b34fb</text:p>
          </table:table-cell>
          <table:table-cell office:value-type="string">
            <text:p>Blood Pressure Measurement</text:p>
          </table:table-cell>
          <table:table-cell table:style-name="ce5" table:formula="of:=IF(COUNTIF([.$A$1:.$A$9966];[.A140])&gt;1;&quot;Duplicate&quot;;&quot;&quot;)">
            <text:p/>
          </table:table-cell>
        </table:table-row>
        <table:table-row table:style-name="ro3">
          <table:table-cell office:value-type="string">
            <text:p>00002a36-0000-1000-8000-00805f9b34fb</text:p>
          </table:table-cell>
          <table:table-cell office:value-type="string">
            <text:p>Intermediate Cuff Pressure</text:p>
          </table:table-cell>
          <table:table-cell table:style-name="ce5" table:formula="of:=IF(COUNTIF([.$A$1:.$A$9966];[.A141])&gt;1;&quot;Duplicate&quot;;&quot;&quot;)">
            <text:p/>
          </table:table-cell>
        </table:table-row>
        <table:table-row table:style-name="ro3">
          <table:table-cell office:value-type="string">
            <text:p>00002a37-0000-1000-8000-00805f9b34fb</text:p>
          </table:table-cell>
          <table:table-cell office:value-type="string">
            <text:p>Heart Rate Measurement</text:p>
          </table:table-cell>
          <table:table-cell table:style-name="ce5" table:formula="of:=IF(COUNTIF([.$A$1:.$A$9966];[.A142])&gt;1;&quot;Duplicate&quot;;&quot;&quot;)">
            <text:p/>
          </table:table-cell>
        </table:table-row>
        <table:table-row table:style-name="ro3">
          <table:table-cell office:value-type="string">
            <text:p>00002a38-0000-1000-8000-00805f9b34fb</text:p>
          </table:table-cell>
          <table:table-cell office:value-type="string">
            <text:p>Body Sensor Location</text:p>
          </table:table-cell>
          <table:table-cell table:style-name="ce5" table:formula="of:=IF(COUNTIF([.$A$1:.$A$9966];[.A143])&gt;1;&quot;Duplicate&quot;;&quot;&quot;)">
            <text:p/>
          </table:table-cell>
        </table:table-row>
        <table:table-row table:style-name="ro3">
          <table:table-cell office:value-type="string">
            <text:p>00002a39-0000-1000-8000-00805f9b34fb</text:p>
          </table:table-cell>
          <table:table-cell office:value-type="string">
            <text:p>Heart Rate Control Point</text:p>
          </table:table-cell>
          <table:table-cell table:style-name="ce5" table:formula="of:=IF(COUNTIF([.$A$1:.$A$9966];[.A144])&gt;1;&quot;Duplicate&quot;;&quot;&quot;)">
            <text:p/>
          </table:table-cell>
        </table:table-row>
        <table:table-row table:style-name="ro3">
          <table:table-cell office:value-type="string">
            <text:p>00002a3f-0000-1000-8000-00805f9b34fb</text:p>
          </table:table-cell>
          <table:table-cell office:value-type="string">
            <text:p>Alert Status</text:p>
          </table:table-cell>
          <table:table-cell table:style-name="ce5" table:formula="of:=IF(COUNTIF([.$A$1:.$A$9966];[.A145])&gt;1;&quot;Duplicate&quot;;&quot;&quot;)">
            <text:p/>
          </table:table-cell>
        </table:table-row>
        <table:table-row table:style-name="ro3">
          <table:table-cell office:value-type="string">
            <text:p>00002a40-0000-1000-8000-00805f9b34fb</text:p>
          </table:table-cell>
          <table:table-cell office:value-type="string">
            <text:p>Ringer Control Point</text:p>
          </table:table-cell>
          <table:table-cell table:style-name="ce5" table:formula="of:=IF(COUNTIF([.$A$1:.$A$9966];[.A146])&gt;1;&quot;Duplicate&quot;;&quot;&quot;)">
            <text:p/>
          </table:table-cell>
        </table:table-row>
        <table:table-row table:style-name="ro3">
          <table:table-cell office:value-type="string">
            <text:p>00002a41-0000-1000-8000-00805f9b34fb</text:p>
          </table:table-cell>
          <table:table-cell office:value-type="string">
            <text:p>Ringer Setting</text:p>
          </table:table-cell>
          <table:table-cell table:style-name="ce5" table:formula="of:=IF(COUNTIF([.$A$1:.$A$9966];[.A147])&gt;1;&quot;Duplicate&quot;;&quot;&quot;)">
            <text:p/>
          </table:table-cell>
        </table:table-row>
        <table:table-row table:style-name="ro3">
          <table:table-cell office:value-type="string">
            <text:p>00002a42-0000-1000-8000-00805f9b34fb</text:p>
          </table:table-cell>
          <table:table-cell office:value-type="string">
            <text:p>Alert Category ID Bit Mask</text:p>
          </table:table-cell>
          <table:table-cell table:style-name="ce5" table:formula="of:=IF(COUNTIF([.$A$1:.$A$9966];[.A148])&gt;1;&quot;Duplicate&quot;;&quot;&quot;)">
            <text:p/>
          </table:table-cell>
        </table:table-row>
        <table:table-row table:style-name="ro1">
          <table:table-cell table:style-name="ce4" office:value-type="string">
            <text:p>00002a43-0000-1000-8000-00805f9b34fb</text:p>
          </table:table-cell>
          <table:table-cell office:value-type="string">
            <text:p>Alert Category ID</text:p>
          </table:table-cell>
          <table:table-cell table:style-name="ce5" table:formula="of:=IF(COUNTIF([.$A$1:.$A$9966];[.A149])&gt;1;&quot;Duplicate&quot;;&quot;&quot;)">
            <text:p/>
          </table:table-cell>
        </table:table-row>
        <table:table-row table:style-name="ro3">
          <table:table-cell office:value-type="string">
            <text:p>00002a44-0000-1000-8000-00805f9b34fb</text:p>
          </table:table-cell>
          <table:table-cell office:value-type="string">
            <text:p>Alert Notification Control Point</text:p>
          </table:table-cell>
          <table:table-cell table:style-name="ce5" table:formula="of:=IF(COUNTIF([.$A$1:.$A$9966];[.A150])&gt;1;&quot;Duplicate&quot;;&quot;&quot;)">
            <text:p/>
          </table:table-cell>
        </table:table-row>
        <table:table-row table:style-name="ro3">
          <table:table-cell office:value-type="string">
            <text:p>00002a45-0000-1000-8000-00805f9b34fb</text:p>
          </table:table-cell>
          <table:table-cell office:value-type="string">
            <text:p>Unread Alert Status</text:p>
          </table:table-cell>
          <table:table-cell table:style-name="ce5" table:formula="of:=IF(COUNTIF([.$A$1:.$A$9966];[.A151])&gt;1;&quot;Duplicate&quot;;&quot;&quot;)">
            <text:p/>
          </table:table-cell>
        </table:table-row>
        <table:table-row table:style-name="ro3">
          <table:table-cell office:value-type="string">
            <text:p>00002a46-0000-1000-8000-00805f9b34fb</text:p>
          </table:table-cell>
          <table:table-cell office:value-type="string">
            <text:p>New Alert</text:p>
          </table:table-cell>
          <table:table-cell table:style-name="ce5" table:formula="of:=IF(COUNTIF([.$A$1:.$A$9966];[.A152])&gt;1;&quot;Duplicate&quot;;&quot;&quot;)">
            <text:p/>
          </table:table-cell>
        </table:table-row>
        <table:table-row table:style-name="ro3">
          <table:table-cell office:value-type="string">
            <text:p>00002a47-0000-1000-8000-00805f9b34fb</text:p>
          </table:table-cell>
          <table:table-cell office:value-type="string">
            <text:p>Supported New Alert Category</text:p>
          </table:table-cell>
          <table:table-cell table:style-name="ce5" table:formula="of:=IF(COUNTIF([.$A$1:.$A$9966];[.A153])&gt;1;&quot;Duplicate&quot;;&quot;&quot;)">
            <text:p/>
          </table:table-cell>
        </table:table-row>
        <table:table-row table:style-name="ro3">
          <table:table-cell office:value-type="string">
            <text:p>00002a48-0000-1000-8000-00805f9b34fb</text:p>
          </table:table-cell>
          <table:table-cell office:value-type="string">
            <text:p>Supported Unread Alert Category</text:p>
          </table:table-cell>
          <table:table-cell table:style-name="ce5" table:formula="of:=IF(COUNTIF([.$A$1:.$A$9966];[.A154])&gt;1;&quot;Duplicate&quot;;&quot;&quot;)">
            <text:p/>
          </table:table-cell>
        </table:table-row>
        <table:table-row table:style-name="ro3">
          <table:table-cell office:value-type="string">
            <text:p>00002a49-0000-1000-8000-00805f9b34fb</text:p>
          </table:table-cell>
          <table:table-cell office:value-type="string">
            <text:p>Blood Pressure Feature</text:p>
          </table:table-cell>
          <table:table-cell table:style-name="ce5" table:formula="of:=IF(COUNTIF([.$A$1:.$A$9966];[.A155])&gt;1;&quot;Duplicate&quot;;&quot;&quot;)">
            <text:p/>
          </table:table-cell>
        </table:table-row>
        <table:table-row table:style-name="ro3">
          <table:table-cell office:value-type="string">
            <text:p>00002a50-0000-1000-8000-00805f9b34fb</text:p>
          </table:table-cell>
          <table:table-cell office:value-type="string">
            <text:p>PNPID</text:p>
          </table:table-cell>
          <table:table-cell table:style-name="ce5" table:formula="of:=IF(COUNTIF([.$A$1:.$A$9966];[.A156])&gt;1;&quot;Duplicate&quot;;&quot;&quot;)">
            <text:p/>
          </table:table-cell>
        </table:table-row>
        <table:table-row table:style-name="ro3">
          <table:table-cell office:value-type="string">
            <text:p>00002a55-0000-1000-8000-00805f9b34fb</text:p>
          </table:table-cell>
          <table:table-cell office:value-type="string">
            <text:p>SC_CONTROL_POINT</text:p>
          </table:table-cell>
          <table:table-cell table:style-name="ce5" table:formula="of:=IF(COUNTIF([.$A$1:.$A$9966];[.A157])&gt;1;&quot;Duplicate&quot;;&quot;&quot;)">
            <text:p/>
          </table:table-cell>
        </table:table-row>
        <table:table-row table:style-name="ro3">
          <table:table-cell office:value-type="string">
            <text:p>00002a5b-0000-1000-8000-00805f9b34fb</text:p>
          </table:table-cell>
          <table:table-cell office:value-type="string">
            <text:p>CSC_MEASUREMENT</text:p>
          </table:table-cell>
          <table:table-cell table:style-name="ce5" table:formula="of:=IF(COUNTIF([.$A$1:.$A$9966];[.A158])&gt;1;&quot;Duplicate&quot;;&quot;&quot;)">
            <text:p/>
          </table:table-cell>
        </table:table-row>
        <table:table-row table:style-name="ro3">
          <table:table-cell office:value-type="string">
            <text:p>00002a5c-0000-1000-8000-00805f9b34fb</text:p>
          </table:table-cell>
          <table:table-cell office:value-type="string">
            <text:p>CSC_FEATURE</text:p>
          </table:table-cell>
          <table:table-cell table:style-name="ce5" table:formula="of:=IF(COUNTIF([.$A$1:.$A$9966];[.A159])&gt;1;&quot;Duplicate&quot;;&quot;&quot;)">
            <text:p/>
          </table:table-cell>
        </table:table-row>
        <table:table-row table:style-name="ro3">
          <table:table-cell office:value-type="string">
            <text:p>00002a5d-0000-1000-8000-00805f9b34fb</text:p>
          </table:table-cell>
          <table:table-cell office:value-type="string">
            <text:p>SENSOR_LOCATION</text:p>
          </table:table-cell>
          <table:table-cell table:style-name="ce5" table:formula="of:=IF(COUNTIF([.$A$1:.$A$9966];[.A160])&gt;1;&quot;Duplicate&quot;;&quot;&quot;)">
            <text:p/>
          </table:table-cell>
        </table:table-row>
        <table:table-row table:style-name="ro1">
          <table:table-cell table:style-name="ce1" office:value-type="string">
            <text:p>831c4071-7bc8-4a9c-a01c-15df25a4adbc</text:p>
          </table:table-cell>
          <table:table-cell office:value-type="string">
            <text:p>ActiveSync</text:p>
          </table:table-cell>
          <table:table-cell table:style-name="ce5" table:formula="of:=IF(COUNTIF([.$A$1:.$A$9966];[.A16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6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7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8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19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0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3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4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5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6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7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8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19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20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21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22])&gt;1;&quot;Duplicate&quot;;&quot;&quot;)">
            <text:p/>
          </table:table-cell>
        </table:table-row>
        <table:table-row table:style-name="ro3">
          <table:table-cell/>
          <table:table-cell/>
          <table:table-cell table:style-name="ce5" table:formula="of:=IF(COUNTIF([.$A$1:.$A$9966];[.A223])&gt;1;&quot;Duplicate&quot;;&quot;&quot;)">
            <text:p/>
          </table:table-cell>
        </table:table-row>
        <table:table-row table:style-name="ro3" table:number-rows-repeated="1048352">
          <table:table-cell table:number-columns-repeated="3"/>
        </table:table-row>
        <table:table-row table:style-name="ro4">
          <table:table-cell table:number-columns-repeated="3"/>
        </table:table-row>
        <calcext:conditional-formats>
          <calcext:conditional-format calcext:target-range-address="Sheet1.A162:Sheet1.A1048543 Sheet1.A1:Sheet1.A71">
            <calcext:condition calcext:apply-style-name="RED" calcext:value="formula-is(COUNTIF([.A$1];[.A$65502];[.A1])&gt;1)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2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8T17:44:47</meta:creation-date>
    <dc:date>2014-03-18T19:18:58</dc:date>
    <dc:creator>alex </dc:creator>
    <meta:editing-duration>PT24M5S</meta:editing-duration>
    <meta:editing-cycles>3</meta:editing-cycles>
    <meta:generator>LibreOffice/4.0.2.2$Linux_X86_64 LibreOffice_project/400m0$Build-2</meta:generator>
    <meta:document-statistic meta:table-count="1" meta:cell-count="607" meta:object-count="0"/>
  </office:meta>
</office:document-meta>
</file>